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2">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6"/>
    <style:style style:name="P94" style:family="paragraph" style:parent-style-name="Standard" style:list-style-name="L85">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4">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3.7.7</text:p>
      <text:list xml:id="list3008986974040502941" text:style-name="L86">
        <text:list-item>
          <text:p text:style-name="P93">if timestamps are available in the csv file, they are used as x axis labels in the main plot.<text:line-break/></text:p>
        </text:list-item>
      </text:list>
      <text:p text:style-name="Standard">version 3.7.6</text:p>
      <text:list xml:id="list4689047346995942126" text:style-name="L1">
        <text:list-item>
          <text:p text:style-name="P10">changed the way QMainWindow and Qapplication were referenced to accommodate the latest Anaconda version, which has reorganized where those modules are stored. </text:p>
          <text:p text:style-name="P10">This was causing a fatal startup error.<text:line-break/> </text:p>
        </text:list-item>
      </text:list>
      <text:p text:style-name="Standard">version 3.7.5</text:p>
      <text:list xml:id="list8276039330201667050" text:style-name="L2">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1037524998389808485" text:style-name="L3">
        <text:list-item>
          <text:p text:style-name="P11">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361929292070190254" text:style-name="L4">
        <text:list-item>
          <text:p text:style-name="P12">adds code line needed by any Mac users that are running Big Sur<text:line-break/></text:p>
        </text:list-item>
      </text:list>
      <text:p text:style-name="Standard">version 3.7.2</text:p>
      <text:list xml:id="list5900920782194502740" text:style-name="L5">
        <text:list-item>
          <text:p text:style-name="P13">fixes bug that caused all analysis attempts to 'stall'</text:p>
        </text:list-item>
      </text:list>
      <text:p text:style-name="Standard"/>
      <text:p text:style-name="Standard">version 3.7.1</text:p>
      <text:list xml:id="list8077476636743167134" text:style-name="L6">
        <text:list-item>
          <text:p text:style-name="P14">fixed a bug in the r limb angle entry<text:line-break/></text:p>
        </text:list-item>
      </text:list>
      <text:p text:style-name="Standard">version 3.7.0</text:p>
      <text:list xml:id="list6786033192923785909" text:style-name="L7">
        <text:list-item>
          <text:p text:style-name="P15">adds right-click help to ast speed label giving the equation to use if asteroid speed is not available but asteroid diameter and maximum duration are specified<text:line-break/><text:soft-page-break/></text:p>
        </text:list-item>
        <text:list-item>
          <text:p text:style-name="P15">adds suggestion to right-click help on penumbral fit checkbox for how to find the penumbral curve csv file that is provided for practice purposes.<text:line-break/></text:p>
        </text:list-item>
      </text:list>
      <text:p text:style-name="Standard">version 3.6.8</text:p>
      <text:list xml:id="list6346207165793516458" text:style-name="L8">
        <text:list-item>
          <text:p text:style-name="P16">adds modeling of off centerline observations to lightcurve calibration curve generation<text:line-break/></text:p>
        </text:list-item>
      </text:list>
      <text:p text:style-name="Standard">version 3.6.7</text:p>
      <text:list xml:id="list6219800864536258734" text:style-name="L9">
        <text:list-item>
          <text:p text:style-name="P17">clarified the location of the Enable Manual Timestamp Entry checkbox in the pop-up message appears when there are no timestamps in the csv file.<text:line-break/></text:p>
        </text:list-item>
      </text:list>
      <text:p text:style-name="Standard">version 3.6.6</text:p>
      <text:list xml:id="list8431204569107040847" text:style-name="L10">
        <text:list-item>
          <text:p text:style-name="P18">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3100247961665812840" text:style-name="L11">
        <text:list-item>
          <text:p text:style-name="P19">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4920421260721019682" text:style-name="L12">
        <text:list-item>
          <text:p text:style-name="P20">version 3.6.2 would open .xlsx Report file on Mac, but not Windows. This version attempts to fix that (Windows needs a different command to open a file).<text:line-break/></text:p>
        </text:list-item>
      </text:list>
      <text:p text:style-name="Standard">version 3.6.2</text:p>
      <text:list xml:id="list4282585056970270776" text:style-name="L13">
        <text:list-item>
          <text:p text:style-name="P21">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7850315137270360228" text:style-name="L14">
        <text:list-item>
          <text:p text:style-name="P22">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soft-page-break/></text:p>
        </text:list-item>
      </text:list>
      <text:p text:style-name="Standard">version 3.6.0</text:p>
      <text:list xml:id="list6910410227570732310" text:style-name="L15">
        <text:list-item>
          <text:p text:style-name="P23"><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23"><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7215471952102014665" text:style-name="L16">
        <text:list-item>
          <text:p text:style-name="P24">fixed another bug in penumbral curve fit and removed diagnostic printouts.<text:line-break/></text:p>
        </text:list-item>
      </text:list>
      <text:p text:style-name="Standard">version 3.5.8</text:p>
      <text:list xml:id="list464063096222171602" text:style-name="L17">
        <text:list-item>
          <text:p text:style-name="P25">fixed a number of bugs in the penumbral curve fit code<text:line-break/></text:p>
        </text:list-item>
      </text:list>
      <text:p text:style-name="Standard">version 3.5.7</text:p>
      <text:list xml:id="list1302346797820202937" text:style-name="L18">
        <text:list-item>
          <text:p text:style-name="P26">automatically turns off the display of the normalizing lightcurve when a normalization is performed. It was a source of confusion to leave the normalizing <text:soft-page-break/>lightcurve visible because it was sometimes the case that the normalization appeared not to have occurred (when the normalization effect was subtle/minor).<text:line-break/> </text:p>
        </text:list-item>
      </text:list>
      <text:p text:style-name="Standard">version 3.5.6</text:p>
      <text:list xml:id="list344734803311008952" text:style-name="L19">
        <text:list-item>
          <text:p text:style-name="P27">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3519685677036203108" text:style-name="L20">
        <text:list-item>
          <text:p text:style-name="P28">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976864983348842750" text:style-name="L21">
        <text:list-item>
          <text:p text:style-name="P29">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8822984998637180498" text:style-name="L22">
        <text:list-item>
          <text:p text:style-name="P30">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8046859003814859259" text:style-name="L23">
        <text:list-item>
          <text:p text:style-name="P31">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153741703506325650" text:style-name="L24">
        <text:list-item>
          <text:p text:style-name="P32">Added additional references to the North American Excel Spreadsheet report in the new section of the final report that bangs on about the start-of-exposure timing convention.<text:line-break/></text:p>
        </text:list-item>
      </text:list>
      <text:p text:style-name="Standard"><text:soft-page-break/>version 3.5.0</text:p>
      <text:list xml:id="list1303631423649353462" text:style-name="L25">
        <text:list-item>
          <text:p text:style-name="P33">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33">NEW: when 'trims' have been placed, a 'write csv' process will honor those values and produce a 'trimmed' output file.<text:line-break/></text:p>
        </text:list-item>
        <text:list-item>
          <text:p text:style-name="P33">NEW: when a light curve has been 'normalized', the changed values are written to the data table where, once again, a 'write csv' process will capture the results.<text:line-break/></text:p>
        </text:list-item>
        <text:list-item>
          <text:p text:style-name="P33">Added additional reminders that the start-of-exposure timestamp/timing convention is employed.</text:p>
        </text:list-item>
      </text:list>
      <text:p text:style-name="Standard"/>
      <text:p text:style-name="Standard">version 3.4.9</text:p>
      <text:list xml:id="list6830601121056672472" text:style-name="L26">
        <text:list-item>
          <text:p text:style-name="P34">Added some explanatory language to the “Excel report” section regarding the proper interpretation of the 'false positive probability' number.<text:line-break/></text:p>
        </text:list-item>
      </text:list>
      <text:p text:style-name="Standard">version 3.4.8</text:p>
      <text:list xml:id="list5334608681249935110" text:style-name="L27">
        <text:list-item>
          <text:p text:style-name="P35">This version deals more realistically with high magDrop lightcurves by defining a 'limiting magDrop' as: <text:line-break/><text:line-break/><text:tab/>limMagDrop = 2.5 * log10( B / std(A) ) <text:line-break/><text:line-break/><text:tab/>std(A) is the noise level of A.</text:p>
          <text:p text:style-name="P35"><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text:soft-page-break/>version 3.4.7</text:p>
      <text:list xml:id="list3207328258977741223" text:style-name="L28">
        <text:list-item>
          <text:p text:style-name="P36">Automatically loads the correct version of Adv2<text:line-break/></text:p>
        </text:list-item>
      </text:list>
      <text:p text:style-name="Standard">version 3.4.6</text:p>
      <text:list xml:id="list8096495918052930799" text:style-name="L29">
        <text:list-item>
          <text:p text:style-name="P37">Adds AAV Version 2 file as a type that can be read (important when Do OCR check is enabled)</text:p>
        </text:list-item>
      </text:list>
      <text:p text:style-name="Standard"/>
      <text:p text:style-name="Standard">version 3.4.5</text:p>
      <text:list xml:id="list8432615509321546938" text:style-name="L30">
        <text:list-item>
          <text:p text:style-name="P38">Fixes block integration which was failing when more than 4 lightcurves were being processed.<text:line-break/></text:p>
        </text:list-item>
        <text:list-item>
          <text:p text:style-name="P38">Made use diff and Do OCR checkboxes sticky.<text:line-break/></text:p>
        </text:list-item>
      </text:list>
      <text:p text:style-name="Standard">version 3.4.4</text:p>
      <text:list xml:id="list341038456881094266" text:style-name="L31">
        <text:list-item>
          <text:p text:style-name="P39">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7079765014037510510" text:style-name="L32">
        <text:list-item>
          <text:p text:style-name="P40">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5604938496743836968" text:style-name="L33">
        <text:list-item>
          <text:p text:style-name="P41">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5180793536044462623" text:style-name="L34">
        <text:list-item>
          <text:p text:style-name="P42">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42">Added a checkbox to disable the automatic display of D and R frames from the video for OCR quality control checks. <text:s/>When there are no concerns about OCR reliability (true for me nearly all the time), it can be annoying to have to close the frames all the time.<text:line-break/><text:soft-page-break/></text:p>
        </text:list-item>
        <text:list-item>
          <text:p text:style-name="P42">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8838837688860769377" text:style-name="L35">
        <text:list-item>
          <text:p text:style-name="P43">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5601363269889053510" text:style-name="L36">
        <text:list-item>
          <text:p text:style-name="P44">Automatically installs cv2 if not already present. <text:s/>This package is needed for the new frame view feature.<text:line-break/></text:p>
        </text:list-item>
      </text:list>
      <text:p text:style-name="Standard">version 3.3.8</text:p>
      <text:list xml:id="list5518456010957295277" text:style-name="L37">
        <text:list-item>
          <text:p text:style-name="P45">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6121261070369232261" text:style-name="L38">
        <text:list-item>
          <text:p text:style-name="P46">A new button (View frame) with an associated spinner for entry of a frame number has been added:</text:p>
          <text:p text:style-name="P46"/>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text:soft-page-break/>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4731421777567255898" text:style-name="L39">
        <text:list-item>
          <text:p text:style-name="P47">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2213068748958267500" text:style-name="L40">
        <text:list-item>
          <text:p text:style-name="P48">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6855953849252469103" text:style-name="L41">
        <text:list-item>
          <text:p text:style-name="P49">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2999366529210767084" text:style-name="L42">
        <text:list-item>
          <text:p text:style-name="P50">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text:soft-page-break/>actual observation did not happen 'by chance'.<text:line-break/> </text:p>
        </text:list-item>
      </text:list>
      <text:p text:style-name="Standard">version 3.2.9</text:p>
      <text:list xml:id="list1753412539182425492" text:style-name="L43">
        <text:list-item>
          <text:p text:style-name="P51">Changed main plot so that the scroll wheel only zooms the x axis.</text:p>
        </text:list-item>
        <text:list-item>
          <text:p text:style-name="P51">Changed lightcurve plot so that it conforms properly to 'start-of-exposure'.<text:line-break/></text:p>
        </text:list-item>
      </text:list>
      <text:p text:style-name="Standard">version 3.2.8</text:p>
      <text:list xml:id="list8741638679544316069" text:style-name="L44">
        <text:list-item>
          <text:p text:style-name="P52">Changed font size in help files --- it was fine for Mac but too big for Win10<text:line-break/></text:p>
        </text:list-item>
      </text:list>
      <text:p text:style-name="Standard">version 3.2.7</text:p>
      <text:list xml:id="list447368275691814620" text:style-name="L45">
        <text:list-item>
          <text:p text:style-name="P53">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2351536903285009110" text:style-name="L46">
        <text:list-item>
          <text:p text:style-name="P54">This is a 'cosmetic' release --- there should be NO detectable differences from version 3.2.5 in terms of functionality.</text:p>
        </text:list-item>
        <text:list-item>
          <text:p text:style-name="P54">All python files were brought into compliance with PEP 8 coding standards. <text:s/>Only I care about that.</text:p>
        </text:list-item>
        <text:list-item>
          <text:p text:style-name="P54">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54">All this 'cosmetic' work is in preparation for working on PyOTE issues again.<text:line-break/> </text:p>
        </text:list-item>
      </text:list>
      <text:p text:style-name="Standard">version 3.2.5</text:p>
      <text:list xml:id="list1807060534763802871" text:style-name="L47">
        <text:list-item>
          <text:p text:style-name="P55">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4900762949531320542" text:style-name="L48">
        <text:list-item>
          <text:p text:style-name="P56">Modified the test for newer version to accommodate the different strings returned by pip 18.1 and pip 19.0+</text:p>
        </text:list-item>
        <text:list-item>
          <text:p text:style-name="P56">Added ability to invoke PyOTE from PyMovie with an externally supplied csv file that is automatically opened.<text:line-break/></text:p>
        </text:list-item>
      </text:list>
      <text:p text:style-name="Standard">version 3.2.3</text:p>
      <text:list xml:id="list172315782696540666" text:style-name="L49">
        <text:list-item>
          <text:p text:style-name="P57">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57"><text:soft-page-break/>Added support for the PyMovie csv format<text:line-break/></text:p>
        </text:list-item>
      </text:list>
      <text:p text:style-name="Standard">version 3.2.1</text:p>
      <text:list xml:id="list2995096684694226960" text:style-name="L50">
        <text:list-item>
          <text:p text:style-name="P58">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5316784525537345658" text:style-name="L51">
        <text:list-item>
          <text:p text:style-name="P59">Changed GUI to better align text on min max edit boxes to avoid confusion.<text:line-break/></text:p>
        </text:list-item>
      </text:list>
      <text:p text:style-name="Standard">version 3.1.9</text:p>
      <text:list xml:id="list8117813656114760260" text:style-name="L52">
        <text:list-item>
          <text:p text:style-name="P60">Fixed a bug in the test for a min/max solution search being constrained by a too large min value.<text:line-break/></text:p>
        </text:list-item>
      </text:list>
      <text:p text:style-name="Standard">version 3.1.8</text:p>
      <text:list xml:id="list138243410830990784" text:style-name="L53">
        <text:list-item>
          <text:p text:style-name="P61">version 3.1.7 was released without an updated version history. <text:s/>Here is what was changed in 3.1.7:<text:line-break/></text:p>
        </text:list-item>
        <text:list-item>
          <text:p text:style-name="P61">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826191842605273484" text:style-name="L54">
        <text:list-item>
          <text:p text:style-name="P62">Values entered in the Manual Timestamp Entry dialog box are now 'sticky', thus making corrections easy to do without requiring re-entry of all data. </text:p>
          <text:p text:style-name="P62"><text:line-break/>Also trapped is the case where a user has entered a custom frame time but failed to click the radio button indicating that it is to be used.<text:line-break/></text:p>
        </text:list-item>
      </text:list>
      <text:p text:style-name="Standard">version 3.1.5:</text:p>
      <text:list xml:id="list1177621596538160113" text:style-name="L55">
        <text:list-item>
          <text:p text:style-name="P63">Added additional tests of candidate solutions against a straight line so that there <text:s/>should always be agreement between a solution found by a min/max event size search and a marked D and R region search of the same area.<text:line-break/><text:soft-pag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3695953913385204685" text:style-name="L56">
        <text:list-item>
          <text:p text:style-name="P64">Fixed error in new dropped reading detection logic when light curve was processed in field mode.<text:line-break/></text:p>
        </text:list-item>
        <text:list-item>
          <text:p text:style-name="P64">Cleaned up some language in tooltips.<text:line-break/></text:p>
        </text:list-item>
      </text:list>
      <text:p text:style-name="Standard">version 3.1.3:</text:p>
      <text:list xml:id="list1471188902070124295" text:style-name="L57">
        <text:list-item>
          <text:p text:style-name="P65">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65">Eliminated the 'entry num' column in the data matrix at the lower left of the GUI. The 'entry num' is unused and a possible source of confusion with the frame or field number for the unwary.<text:line-break/></text:p>
        </text:list-item>
        <text:list-item>
          <text:p text:style-name="P65">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8114141106375858997" text:style-name="L58">
        <text:list-item>
          <text:p text:style-name="P66">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4846784838860706727" text:style-name="L59">
        <text:list-item>
          <text:p text:style-name="P67">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67"><text:soft-page-break/>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67">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3898837374454228902" text:style-name="L60">
        <text:list-item>
          <text:p text:style-name="P68">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4418533191176418194" text:style-name="L61">
        <text:list-item>
          <text:p text:style-name="P69">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6716950474701908023" text:style-name="L62">
        <text:list-item>
          <text:p text:style-name="P70">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9184391934226407209" text:style-name="L63">
        <text:list-item>
          <text:p text:style-name="P71">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7114679681632870151" text:style-name="L64">
        <text:list-item>
          <text:p text:style-name="P72">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8906998270449257824" text:style-name="L65">
        <text:list-item>
          <text:p text:style-name="P73">Disable the Accept integration button when user overrides an automatic block analysis with a manual block selection followed by a click on the Block integrate button.<text:line-break/><text:soft-page-break/></text:p>
        </text:list-item>
      </text:list>
      <text:p text:style-name="Standard">version 2.1.4:</text:p>
      <text:list xml:id="list8928629910214218685" text:style-name="L66">
        <text:list-item>
          <text:p text:style-name="P74">Corrected a bug that kept manual selection of block integration from being performed after a refusal to accept the automatic block analysis results.<text:line-break/></text:p>
        </text:list-item>
      </text:list>
      <text:p text:style-name="Standard">version 2.1.3:</text:p>
      <text:list xml:id="list4055343565701187313" text:style-name="L67">
        <text:list-item>
          <text:p text:style-name="P75">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8550779529370630963" text:style-name="L68">
        <text:list-item>
          <text:p text:style-name="P76">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158225529628656721" text:style-name="L69">
        <text:list-item>
          <text:p text:style-name="P77">Added progress bar tracking of block integration analysis because it can take an extended amount of time to complete the analysis when the light curve has many points.<text:line-break/></text:p>
        </text:list-item>
      </text:list>
      <text:p text:style-name="Standard">version 2.1.0</text:p>
      <text:list xml:id="list6299049157633568085" text:style-name="L70">
        <text:list-item>
          <text:p text:style-name="P78">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311165423257538346" text:style-name="L71">
        <text:list-item>
          <text:p text:style-name="P79">Made the selection of Tooltip display 'sticky'</text:p>
        </text:list-item>
        <text:list-item>
          <text:p text:style-name="P79">Duration calculation when D and R span midnight now handled correctly</text:p>
        </text:list-item>
      </text:list>
      <text:p text:style-name="Standard"/>
      <text:p text:style-name="Standard">version 2.0.8</text:p>
      <text:list xml:id="list5907139102658880049" text:style-name="L72">
        <text:list-item>
          <text:p text:style-name="P80">toolTips changed to invoke and display in a custom dialog box that can be moved and resized to better accommodate legacy displays</text:p>
        </text:list-item>
        <text:list-item>
          <text:p text:style-name="P80">Calc flash timing calculation fixed to properly deal with the non-integer frame numbers that can result from field processed csv files</text:p>
        </text:list-item>
        <text:list-item>
          <text:p text:style-name="P80">Flash timing has been verified to work with integrated light curves</text:p>
        </text:list-item>
        <text:list-item>
          <text:p text:style-name="P80">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9208419114493023378" text:style-name="L73">
        <text:list-item>
          <text:p text:style-name="P81"><text:soft-page-break/>Adds a button to calculate the edge position of an LED timing flash.</text:p>
        </text:list-item>
        <text:list-item>
          <text:p text:style-name="P81">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81">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81">Adds a checkbox to force manual entry of timestamp info. <text:s/>This is useful when OCR on a VTI timed light curve has catastrophic errors. <text:s/>It is always employed when using LED flash timing.</text:p>
        </text:list-item>
      </text:list>
      <text:list xml:id="list2467113282128297447" text:style-name="L74">
        <text:list-item>
          <text:p text:style-name="P82">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6095275438414028527" text:style-name="L75">
        <text:list-item>
          <text:p text:style-name="P83">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694693258884370871" text:style-name="L76">
        <text:list-item>
          <text:p text:style-name="P84">files generated by pyote now contain PYOTE in the filename.<text:line-break/></text:p>
        </text:list-item>
        <text:list-item>
          <text:p text:style-name="P84">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6660677968957961080" text:style-name="L77">
        <text:list-item>
          <text:p text:style-name="P85">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5180848753373705626" text:style-name="L78">
        <text:list-item>
          <text:p text:style-name="P86">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8459176108621466844" text:style-name="L79">
        <text:list-item>
          <text:p text:style-name="P87">Note: this version has many significant changes. <text:s/>If you lose confidence in this version, remember that you can always go back to version 1.47 by typing ---<text:line-break/><text:line-break/><text:tab/>pip install pyote==1.47<text:line-break/><text:soft-page-break/><text:line-break/>in an Anaconda console. (Be sure to use double == signs in the command.)<text:line-break/></text:p>
        </text:list-item>
      </text:list>
      <text:list xml:id="list6876537213205264237" text:style-name="L80">
        <text:list-item>
          <text:p text:style-name="P88">improved handling of D and R region selection so that one cannot enter an invalid configuration --- automatic corrections/changes are applied.<text:line-break/></text:p>
        </text:list-item>
        <text:list-item>
          <text:p text:style-name="P88">incorporates a new 'solver' that no longer requires an initial estimation of baseline noise. <text:s/>This 'solver' is also much faster. <text:s/>With this 'solver', the two-pass modification added in version 1.46 is no longer needed.<text:line-break/></text:p>
        </text:list-item>
        <text:list-item>
          <text:p text:style-name="P88">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216316028746539311" text:style-name="L81">
        <text:list-item>
          <text:p text:style-name="P89">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3156437383539649481" text:style-name="L82">
        <text:list-item>
          <text:p text:style-name="P90">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90">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845254115858034743" text:style-name="L83">
        <text:list-item>
          <text:p text:style-name="P91">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1626525751012456079" text:style-name="L84">
        <text:list-item>
          <text:p text:style-name="P92"><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92">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92">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92">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5391139663365154339" text:style-name="L85">
        <text:list-item>
          <text:p text:style-name="P94">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07-22T16:02:18</dc:date>
    <meta:editing-cycles>122</meta:editing-cycles>
    <meta:editing-duration>PT22H46M10S</meta:editing-duration>
    <dc:creator>Robert Anderson</dc:creator>
    <meta:document-statistic meta:table-count="0" meta:image-count="3" meta:object-count="0" meta:page-count="17" meta:paragraph-count="233" meta:word-count="6660" meta:character-count="38831"/>
    <meta:template xlink:type="simple" xlink:actuate="onRequest" xlink:title="" xlink:href="Normal"/>
  </office:meta>
</office:document-meta>
</file>